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171717"/>
    </style:style>
    <style:style style:name="T3" style:parent-style-name="DefaultParagraphFont" style:family="text">
      <style:text-properties style:font-name="Segoe UI" style:font-name-complex="Segoe UI" fo:color="#FFFFFF" fo:font-size="13.5pt" style:font-size-asian="13.5pt" style:font-size-complex="13.5pt"/>
    </style:style>
    <style:style style:name="P4"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5"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6"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8"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9"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1"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12"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4"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1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7"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1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0"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2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3"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4"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2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7"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2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0"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3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3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3"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34"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3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6" style:parent-style-name="Normal" style:family="paragraph">
      <style:paragraph-properties fo:border="0.0034in solid #E3E3E3" fo:padding="0in" style:shadow="none" fo:margin-top="0.2083in" fo:margin-bottom="0.0694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office:automatic-styles>
  <office:body>
    <office:text text:use-soft-page-breaks="true">
      <text:p text:style-name="P1">3. Define accessibility in the context of web development. Discuss why it's essential to create accessible websites and how it benefits different user groups</text:p>
      <text:p text:style-name="Normal"/>
      <text:p text:style-name="P2">Ans:- <text:s text:c="4"/><text:span text:style-name="T3">Accessibility in the context of web development refers to the practice of designing and developing websites and web applications in a way that ensures they can be used and accessed by as many people as possible, including those with disabilities or impairments. This includes making web content perceivable, operable, understandable, and robust for all users, regardless of their abilities or limitations.</text:span></text:p>
      <text:p text:style-name="P4">It's essential to create accessible websites for several reasons:</text:p>
      <text:list text:style-name="LFO1" text:continue-numbering="true">
        <text:list-item>
          <text:p text:style-name="P5"><text:span text:style-name="T6">Inclusivity</text:span><text:span text:style-name="T7">: Accessible websites ensure that all users, regardless of their abilities or disabilities, can access and interact with web content. This promotes inclusivity and ensures that everyone has equal access to information and services online.</text:span></text:p>
        </text:list-item>
        <text:list-item>
          <text:p text:style-name="P8"><text:span text:style-name="T9">Legal Compliance</text:span><text:span text:style-name="T10">: Many countries have laws and regulations, such as the Americans with Disabilities Act (ADA) in the United States and the Web Content Accessibility Guidelines (WCAG) in many countries, that require websites to be accessible to people with disabilities. Ensuring accessibility helps businesses and organizations comply with these legal requirements and avoid potential lawsuits or penalties.</text:span></text:p>
        </text:list-item>
        <text:list-item>
          <text:p text:style-name="P11"><text:span text:style-name="T12">Improved User Experience</text:span><text:span text:style-name="T13">: Accessibility features often enhance the overall user experience for all users, not just those with disabilities. For example, providing clear navigation, descriptive links, and alternative text for images benefits everyone by making the website easier to navigate and understand.</text:span></text:p>
        </text:list-item>
        <text:list-item>
          <text:p text:style-name="P14"><text:span text:style-name="T15">Expanded Audience Reach</text:span><text:span text:style-name="T16">: By making websites accessible, businesses and organizations can reach a broader audience, including people with disabilities who may have been excluded from accessing their content or services in the past. This can lead to increased traffic, engagement, and potential customers.</text:span></text:p>
        </text:list-item>
        <text:list-item>
          <text:p text:style-name="P17"><text:span text:style-name="T18">Enhanced SEO</text:span><text:span text:style-name="T19">: Many accessibility best practices, such as using descriptive headings, alternative text for images, and semantic HTML, also contribute to better search engine optimization (SEO). Accessible websites tend to rank higher in search engine results, leading to increased visibility and traffic.</text:span></text:p>
        </text:list-item>
        <text:list-item>
          <text:p text:style-name="P20"><text:span text:style-name="T21">Corporate Social Responsibility</text:span><text:span text:style-name="T22">: Creating accessible websites is a reflection of corporate social responsibility (CSR) and demonstrates a commitment to serving all members of society. It shows that businesses and organizations value diversity, equality, and inclusion in their digital presence.</text:span></text:p>
        </text:list-item>
      </text:list>
      <text:p text:style-name="P23">Accessible websites benefit different user groups in various ways:</text:p>
      <text:list text:style-name="LFO2" text:continue-numbering="true">
        <text:list-item>
          <text:p text:style-name="P24"><text:span text:style-name="T25">Visually Impaired Users</text:span><text:span text:style-name="T26">: Screen readers and other assistive technologies rely on accessible web content to convert text into speech or braille. Providing descriptive alternative text for images, clear headings, and structured content ensures that visually impaired users can navigate and understand the website effectively.</text:span></text:p>
        </text:list-item>
        <text:list-item>
          <text:p text:style-name="P27"><text:span text:style-name="T28">Motor Impaired Users</text:span><text:span text:style-name="T29">: Users with motor impairments may have difficulty using a mouse or keyboard. Accessible websites provide keyboard navigation and ensure that all interactive elements are operable via keyboard input, making it easier for users with motor impairments to navigate and interact with the site.</text:span></text:p>
        </text:list-item>
        <text:list-item>
          <text:p text:style-name="P30"><text:span text:style-name="T31">Cognitive and Learning Disabilities</text:span><text:span text:style-name="T32">: Accessible websites use clear language, simple navigation, and consistent layout and design to accommodate users with cognitive and learning disabilities. Providing easy-to-understand content and minimizing distractions help users with cognitive impairments comprehend and interact with the website more effectively.</text:span></text:p>
        </text:list-item>
        <text:list-item>
          <text:p text:style-name="P33"><text:span text:style-name="T34">Deaf or Hard of Hearing Users</text:span><text:span text:style-name="T35">: Accessible websites provide captions and transcripts for multimedia content, such as videos and podcasts, to ensure that users who are deaf or hard of hearing can access the information presented in audio or video formats.</text:span></text:p>
        </text:list-item>
      </text:list>
      <text:p text:style-name="P36">Overall, creating accessible websites is essential for promoting inclusivity, ensuring legal compliance, improving user experience, expanding audience reach, enhancing SEO, and demonstrating corporate social responsibility. Accessible websites benefit all users and contribute to a more inclusive and equitable online environment.</text:p>
      <text:p text:style-name="P37">Top of For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09T17:11:00Z</meta:creation-date>
    <dc:date>2024-02-09T17:11:00Z</dc:date>
    <meta:template xlink:href="Normal" xlink:type="simple"/>
    <meta:editing-cycles>2</meta:editing-cycles>
    <meta:editing-duration>PT60S</meta:editing-duration>
    <meta:document-statistic meta:page-count="2" meta:paragraph-count="8" meta:word-count="621" meta:character-count="4154" meta:row-count="29" meta:non-whitespace-character-count="3541"/>
  </office:meta>
</office:document-meta>
</file>